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29.9mm" svg:height="125.38mm" svg:x="90.05mm" svg:y="1328.86mm">
            <draw:object draw:notify-on-update-of-ranges="Feuille1.A297:Feuille1.A297 Feuille1.A298:Feuille1.A305 Feuille1.B297:Feuille1.B297 Feuille1.B298:Feuille1.B3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ille 4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 6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0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2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4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 8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79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0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1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5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6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9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0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1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2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3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4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7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8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3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6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7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 10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116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7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8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9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0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1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2]+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3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8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9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0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1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2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3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4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5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6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7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0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1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2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3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4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 12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53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5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5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6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7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9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60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1]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2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3]+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64]+1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65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7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9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1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2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73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7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5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7]+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9]+1"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80]+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1]+1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 14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9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1]+1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92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93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94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5]+1" office:value-type="float" office:value="7" calcext:value-type="float">
            <text:p>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formula="of:=[.A196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7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98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9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0]+1"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201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02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03]+1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04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5]+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6]+1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07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8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9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0]+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1]+1"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212]+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3]+1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4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15]+1" office:value-type="float" office:value="27" calcext:value-type="float">
            <text:p>2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formula="of:=[.A216]+1" office:value-type="float" office:value="28" calcext:value-type="float">
            <text:p>28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table:formula="of:=[.A217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8]+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 16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227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28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29]+1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30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31]+1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32]+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33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4]+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35]+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6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37]+1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238]+1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39]+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40]+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41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42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43]+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4]+1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5]+1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46]+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7]+1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48]+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49]+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50]+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51]+1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52]+1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53]+1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54]+1"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A255]+1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 18</text:p>
          </table:table-cell>
          <table:table-cell/>
        </table:table-row>
        <table:table-row table:style-name="ro1">
          <table:table-cell office:value-type="string" calcext:value-type="string">
            <text:p>Diffic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64]+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65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66]+1"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formula="of:=[.A267]+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68]+1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269]+1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70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71]+1"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272]+1" office:value-type="float" office:value="10" calcext:value-type="float">
            <text:p>10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table:formula="of:=[.A273]+1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74]+1"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275]+1" office:value-type="float" office:value="13" calcext:value-type="float">
            <text:p>1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formula="of:=[.A276]+1"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formula="of:=[.A277]+1" office:value-type="float" office:value="15" calcext:value-type="float">
            <text:p>15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table:formula="of:=[.A278]+1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79]+1" office:value-type="float" office:value="17" calcext:value-type="float">
            <text:p>1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formula="of:=[.A280]+1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81]+1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82]+1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83]+1" office:value-type="float" office:value="21" calcext:value-type="float">
            <text:p>21</text:p>
          </table:table-cell>
          <table:table-cell office:value-type="float" office:value="13566042" calcext:value-type="float">
            <text:p>13566042</text:p>
          </table:table-cell>
        </table:table-row>
        <table:table-row table:style-name="ro1">
          <table:table-cell table:formula="of:=[.A284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85]+1" office:value-type="float" office:value="23" calcext:value-type="float">
            <text:p>23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table:formula="of:=[.A286]+1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formula="of:=[.A287]+1" office:value-type="float" office:value="25" calcext:value-type="float">
            <text:p>2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formula="of:=[.A288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89]+1" office:value-type="float" office:value="27" calcext:value-type="float">
            <text:p>27</text:p>
          </table:table-cell>
          <table:table-cell office:value-type="float" office:value="29482" calcext:value-type="float">
            <text:p>29482</text:p>
          </table:table-cell>
        </table:table-row>
        <table:table-row table:style-name="ro1">
          <table:table-cell table:formula="of:=[.A290]+1" office:value-type="float" office:value="28" calcext:value-type="float">
            <text:p>28</text:p>
          </table:table-cell>
          <table:table-cell office:value-type="float" office:value="124947" calcext:value-type="float">
            <text:p>124947</text:p>
          </table:table-cell>
        </table:table-row>
        <table:table-row table:style-name="ro1">
          <table:table-cell table:formula="of:=[.A291]+1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92]+1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ille</text:p>
          </table:table-cell>
          <table:table-cell office:value-type="string" calcext:value-type="string">
            <text:p>Temps d’éxécution moyen (m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5:.B34])/30" office:value-type="float" office:value="0.133333333333333" calcext:value-type="float">
            <text:p>0,133333333333333</text:p>
          </table:table-cell>
        </table:table-row>
        <table:table-row table:style-name="ro1">
          <table:table-cell table:formula="of:=[.A298]+2" office:value-type="float" office:value="6" calcext:value-type="float">
            <text:p>6</text:p>
          </table:table-cell>
          <table:table-cell table:formula="of:=SUM([.B42:.B71])/30" office:value-type="float" office:value="0.233333333333333" calcext:value-type="float">
            <text:p>0,233333333333333</text:p>
          </table:table-cell>
        </table:table-row>
        <table:table-row table:style-name="ro1">
          <table:table-cell table:formula="of:=[.A299]+2" office:value-type="float" office:value="8" calcext:value-type="float">
            <text:p>8</text:p>
          </table:table-cell>
          <table:table-cell table:formula="of:=SUM([.B79:.B108])/30" office:value-type="float" office:value="0.6" calcext:value-type="float">
            <text:p>0,6</text:p>
          </table:table-cell>
        </table:table-row>
        <table:table-row table:style-name="ro1">
          <table:table-cell table:formula="of:=[.A300]+2" office:value-type="float" office:value="10" calcext:value-type="float">
            <text:p>10</text:p>
          </table:table-cell>
          <table:table-cell table:formula="of:=SUM([.B116:.B145])/30" office:value-type="float" office:value="1.43333333333333" calcext:value-type="float">
            <text:p>1,43333333333333</text:p>
          </table:table-cell>
        </table:table-row>
        <table:table-row table:style-name="ro1">
          <table:table-cell table:formula="of:=[.A301]+2" office:value-type="float" office:value="12" calcext:value-type="float">
            <text:p>12</text:p>
          </table:table-cell>
          <table:table-cell table:formula="of:=SUM([.B153:.B182])/30" office:value-type="float" office:value="9.46666666666667" calcext:value-type="float">
            <text:p>9,46666666666667</text:p>
          </table:table-cell>
        </table:table-row>
        <table:table-row table:style-name="ro1">
          <table:table-cell table:formula="of:=[.A302]+2" office:value-type="float" office:value="14" calcext:value-type="float">
            <text:p>14</text:p>
          </table:table-cell>
          <table:table-cell table:formula="of:=SUM([.B190:.B219])/30" office:value-type="float" office:value="249.733333333333" calcext:value-type="float">
            <text:p>249,733333333333</text:p>
          </table:table-cell>
        </table:table-row>
        <table:table-row table:style-name="ro1">
          <table:table-cell table:formula="of:=[.A303]+2" office:value-type="float" office:value="16" calcext:value-type="float">
            <text:p>16</text:p>
          </table:table-cell>
          <table:table-cell table:formula="of:=SUM([.B56:.B227])/30" office:value-type="float" office:value="265.033333333333" calcext:value-type="float">
            <text:p>265,033333333333</text:p>
          </table:table-cell>
        </table:table-row>
        <table:table-row table:style-name="ro1">
          <table:table-cell table:formula="of:=[.A304]+2" office:value-type="float" office:value="18" calcext:value-type="float">
            <text:p>18</text:p>
          </table:table-cell>
          <table:table-cell table:formula="of:=SUM([.B264:.B293])/30" office:value-type="float" office:value="457815.5" calcext:value-type="float">
            <text:p>45781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09:03:46.452528121</meta:creation-date>
    <dc:date>2020-01-06T09:54:30.986481921</dc:date>
    <meta:editing-duration>PT3M54S</meta:editing-duration>
    <meta:editing-cycles>1</meta:editing-cycles>
    <meta:document-statistic meta:table-count="1" meta:cell-count="53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91cm" svg:height="12.539cm" xlink:href=".." xlink:type="simple" chart:class="chart:line" chart:style-name="ch1">
        <chart:title svg:x="0.656cm" svg:y="0.386cm" chart:style-name="ch2">
          <text:p>Temps d'éxecution moyen de HypothesesIntelligent sur des grilles difficiles en fonction de la taille du Takuzu</text:p>
        </chart:title>
        <chart:legend chart:legend-position="end" svg:x="16.805cm" svg:y="5.97cm" style:legend-expansion="high" chart:style-name="ch3"/>
        <chart:plot-area chart:style-name="ch4" table:cell-range-address="Feuille1.A297:Feuille1.B305" chart:data-source-has-labels="both" svg:x="1.47cm" svg:y="1.415cm" svg:width="14.876cm" svg:height="9.893cm">
          <chartooo:coordinate-region svg:x="2.832cm" svg:y="1.614cm" svg:width="13.327cm" svg:height="9.047cm"/>
          <chart:axis chart:dimension="x" chart:name="primary-x" chart:style-name="ch5" chartooo:axis-type="auto">
            <chartooo:date-scale/>
            <chart:title svg:x="8.454cm" svg:y="11.558cm" chart:style-name="ch6">
              <text:p>Taille</text:p>
            </chart:title>
            <chart:categories table:cell-range-address="Feuille1.A298:Feuille1.A305"/>
          </chart:axis>
          <chart:axis chart:dimension="y" chart:name="primary-y" chart:style-name="ch5">
            <chart:title svg:x="0.451cm" svg:y="7.304cm" chart:style-name="ch7">
              <text:p> Temps (ms)</text:p>
            </chart:title>
            <chart:grid chart:style-name="ch8" chart:class="major"/>
          </chart:axis>
          <chart:series chart:style-name="ch9" chart:values-cell-range-address="Feuille1.B298:Feuille1.B305" chart:label-cell-address="Feuille1.B297:Feuille1.B29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éxécution moyen (ms)</text:p>
                <draw:g>
                  <svg:desc>Feuille1.B297:Feuille1.B2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Feuille1.A298:Feuille1.A305</svg:desc>
                </draw:g>
              </table:table-cell>
              <table:table-cell office:value-type="float" office:value="0.133333333333333">
                <text:p>0.133333333333333</text:p>
                <draw:g>
                  <svg:desc>Feuille1.B298:Feuille1.B305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9.733333333333">
                <text:p>249.7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5.033333333333">
                <text:p>265.0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57815.5">
                <text:p>45781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